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4274b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6" style:family="paragraph" style:parent-style-name="Footer">
      <style:text-properties officeooo:paragraph-rsid="00a59a60"/>
    </style:style>
    <style:style style:name="P47" style:family="paragraph" style:parent-style-name="Footer">
      <style:text-properties officeooo:paragraph-rsid="00c384cf"/>
    </style:style>
    <style:style style:name="P48" style:family="paragraph" style:parent-style-name="Footer">
      <style:text-properties officeooo:paragraph-rsid="00d8520c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2aa84d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master-page-name="_33__5f_2_5f_SERIE_5f_G_5f_GAUCHE_5f_ET_5f_DROITE_5f_2COL">
      <style:paragraph-properties style:page-number="225" fo:break-before="auto" fo:break-after="auto"/>
    </style:style>
    <style:style style:name="P10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indent="0cm" style:writing-mode="lr-tb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2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style:paragraph-properties fo:margin-left="0cm" fo:margin-right="0cm" fo:margin-top="0cm" fo:margin-bottom="0cm" fo:line-height="100%" fo:text-indent="0cm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4" fo:font-size="16pt" fo:font-style="normal" fo:text-shadow="none" fo:font-weight="bold" officeooo:rsid="00d16678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7" style:family="text">
      <style:text-properties fo:font-variant="small-caps" officeooo:rsid="0054f64f"/>
    </style:style>
    <style:style style:name="T38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" fo:font-size="16pt" fo:font-weight="bold" officeooo:rsid="01a13e78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officeooo:rsid="00b5d2d1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officeooo:rsid="009e3fdd"/>
    </style:style>
    <style:style style:name="T151" style:family="text">
      <style:text-properties officeooo:rsid="00b6801f"/>
    </style:style>
    <style:style style:name="T152" style:family="text">
      <style:text-properties officeooo:rsid="00a4cf55"/>
    </style:style>
    <style:style style:name="T153" style:family="text">
      <style:text-properties officeooo:rsid="0315af39"/>
    </style:style>
    <style:style style:name="T154" style:family="text">
      <style:text-properties officeooo:rsid="0334a5be"/>
    </style:style>
    <style:style style:name="T155" style:family="text">
      <style:text-properties officeooo:rsid="005a3fa8"/>
    </style:style>
    <style:style style:name="T156" style:family="text">
      <style:text-properties officeooo:rsid="00415f3a"/>
    </style:style>
    <style:style style:name="T157" style:family="text">
      <style:text-properties officeooo:rsid="00386ebd"/>
    </style:style>
    <style:style style:name="T158" style:family="text">
      <style:text-properties officeooo:rsid="008d016c"/>
    </style:style>
    <style:style style:name="T159" style:family="text">
      <style:text-properties officeooo:rsid="01fe03f2"/>
    </style:style>
    <style:style style:name="T160" style:family="text">
      <style:text-properties officeooo:rsid="010c4d3a"/>
    </style:style>
    <style:style style:name="T161" style:family="text">
      <style:text-properties fo:font-size="16pt" style:font-size-asian="16pt" style:font-size-complex="16pt"/>
    </style:style>
    <style:style style:name="T162" style:family="text">
      <style:text-properties officeooo:rsid="01f8729d"/>
    </style:style>
    <style:style style:name="T163" style:family="text">
      <style:text-properties officeooo:rsid="01b6dc57"/>
    </style:style>
    <style:style style:name="T164" style:family="text">
      <style:text-properties officeooo:rsid="015f088a"/>
    </style:style>
    <style:style style:name="T165" style:family="text">
      <style:text-properties officeooo:rsid="0160d7ef"/>
    </style:style>
    <style:style style:name="T166" style:family="text">
      <style:text-properties officeooo:rsid="02735980"/>
    </style:style>
    <style:style style:name="T167" style:family="text">
      <style:text-properties officeooo:rsid="02757f12"/>
    </style:style>
    <style:style style:name="T168" style:family="text">
      <style:text-properties officeooo:rsid="0272f9e5"/>
    </style:style>
    <style:style style:name="T169" style:family="text">
      <style:text-properties officeooo:rsid="026ec296"/>
    </style:style>
    <style:style style:name="T170" style:family="text">
      <style:text-properties officeooo:rsid="0268e0aa"/>
    </style:style>
    <style:style style:name="T171" style:family="text">
      <style:text-properties officeooo:rsid="0072f07f"/>
    </style:style>
    <style:style style:name="T17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73" style:family="text">
      <style:text-properties officeooo:rsid="014407b5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/>
    <style:style style:name="T18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7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8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49cm" svg:stroke-color="#000000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49cm" svg:stroke-color="#000000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49cm" svg:stroke-color="#000000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49cm" svg:stroke-color="#000000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5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5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26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" draw:name="Shape2_4" draw:style-name="gr69" draw:text-style-name="P125" svg:width="3.918cm" svg:height="1.031cm" draw:transform="rotate (0.0876155284501153) translate (0.137583333333333cm 0.342194444444444cm)">
        <draw:text-box>
          <text:p text:style-name="P114"><text:span text:style-name="T187">Fiche supplémentaire</text:span></text:p>
        </draw:text-box>
      </draw:frame>
      <draw:frame text:anchor-type="page" text:anchor-page-number="1" draw:z-index="2" draw:name="Shape8_0" draw:style-name="gr80" draw:text-style-name="P120" svg:width="2.703cm" svg:height="0.715cm" draw:transform="rotate (0.0872664625997165) translate (1.32644444444444cm 1.21884722222222cm)">
        <draw:text-box>
          <text:p text:style-name="P114"><text:span text:style-name="T186">Série 2</text:span></text:p>
        </draw:text-box>
      </draw:frame>
      <draw:path text:anchor-type="page" text:anchor-page-number="1" draw:z-index="1" draw:name="Shape7_1" draw:style-name="gr81" draw:text-style-name="P122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82" draw:text-style-name="P114" svg:x1="15.039cm" svg:y1="1.461cm" svg:x2="21.998cm" svg:y2="1.461cm">
        <text:p/>
      </draw:line>
      <text:list xml:id="list197915098" text:style-name="_5f_Numérotation_20_des_20_exercices">
        <text:list-item text:start-value="1">
          <text:h text:style-name="P106" text:outline-level="1" text:restart-numbering="true" text:start-value="1"><text:span text:style-name="_5f_Caractères">Réalise la figure suivante.</text:span></text:h>
        </text:list-item>
      </text:list>
      <text:h text:style-name="_5f_Paragraphe" text:outline-level="1"><text:span text:style-name="_5f_Caractères">Place ci-dessous quatre points A, B, C et D non alignés. Trace en bleu la droite (AB), en rouge la demi-droite d'origine A passant par C et en vert le segment d'extrémités C et D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5621430418059" text:continue-numbering="true" text:style-name="_5f_Numérotation_20_des_20_exercices">
        <text:list-item>
          <text:h text:style-name="_5f_Titre_5f_Exercices_5f_avec_5f_Titre" text:outline-level="1"><text:span text:style-name="_5f_Caractères_5f_gras">« Prends garde à la consigne »</text:span></text:h>
        </text:list-item>
      </text:list>
      <text:list xml:id="list779213999" text:style-name="_5f_Numérotation_20_des_20_exercices">
        <text:list-item>
          <text:list>
            <text:list-item>
              <text:p text:style-name="_5f_Paragraphe_5f_avec_5f_Num_5f_Question"><text:span text:style-name="_5f_Caractères">Repasse en vert la partie de la droite dont les points appartiennent à [AB) mais pas à [CD).</text:span></text:p>
            </text:list-item>
          </text:list>
        </text:list-item>
      </text:list>
      <text:h text:style-name="_5f_Paragraphe" text:outline-level="1"><draw:g text:anchor-type="paragraph" draw:z-index="4" draw:name="Shape16" draw:style-name="gr73"><draw:line draw:style-name="gr74" draw:text-style-name="P127" svg:x1="0cm" svg:y1="0.65cm" svg:x2="8.999cm" svg:y2="0.65cm"><text:p/></draw:line><draw:line draw:style-name="gr74" draw:text-style-name="P127" svg:x1="5.831cm" svg:y1="0.549cm" svg:x2="5.831cm" svg:y2="0.748cm"><text:p/></draw:line><draw:line draw:style-name="gr74" draw:text-style-name="P127" svg:x1="8.26cm" svg:y1="0.549cm" svg:x2="8.26cm" svg:y2="0.748cm"><text:p/></draw:line><draw:line draw:style-name="gr74" draw:text-style-name="P127" svg:x1="3.51cm" svg:y1="0.549cm" svg:x2="3.51cm" svg:y2="0.748cm"><text:p/></draw:line><draw:frame draw:style-name="gr75" draw:text-style-name="P129" svg:width="0.276cm" svg:height="0.414cm" svg:x="8.126cm" svg:y="0.106cm"><draw:text-box><text:p text:style-name="P128"><text:span text:style-name="T188">D</text:span></text:p></draw:text-box></draw:frame><draw:frame draw:style-name="gr76" draw:text-style-name="P129" svg:width="0.246cm" svg:height="0.414cm" svg:x="5.711cm" svg:y="0.106cm"><draw:text-box><text:p text:style-name="P128"><text:span text:style-name="T188">B</text:span></text:p></draw:text-box></draw:frame><draw:frame draw:style-name="gr77" draw:text-style-name="P129" svg:width="0.251cm" svg:height="0.414cm" svg:x="3.388cm" svg:y="0.106cm"><draw:text-box><text:p text:style-name="P128"><text:span text:style-name="T188">C</text:span></text:p></draw:text-box></draw:frame><draw:frame draw:style-name="gr76" draw:text-style-name="P129" svg:width="0.246cm" svg:height="0.414cm" svg:x="0.601cm" svg:y="0.101cm"><draw:text-box><text:p text:style-name="P128"><text:span text:style-name="T188">A</text:span></text:p></draw:text-box></draw:frame><draw:line draw:style-name="gr74" draw:text-style-name="P127" svg:x1="0.72cm" svg:y1="0.553cm" svg:x2="0.72cm" svg:y2="0.751cm"><text:p/></draw:line></draw:g><text:span text:style-name="_5f_Caractères"/></text:h>
      <text:list xml:id="list22562137275839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asse en rouge la partie de la droite dont les points appartiennent à la fois à [AB) et à [DC) mais pas à [EF].</text:span></text:p>
            </text:list-item>
          </text:list>
        </text:list-item>
      </text:list>
      <text:h text:style-name="_5f_Paragraphe" text:outline-level="1"><draw:g text:anchor-type="paragraph" draw:z-index="3" draw:name="Shape17" draw:style-name="gr73"><draw:line draw:style-name="gr74" draw:text-style-name="P127" svg:x1="0.526cm" svg:y1="0.531cm" svg:x2="0.526cm" svg:y2="0.729cm"><text:p/></draw:line><draw:frame draw:style-name="gr75" draw:text-style-name="P129" svg:width="0.276cm" svg:height="0.414cm" svg:x="8.336cm" svg:y="0.101cm"><draw:text-box><text:p text:style-name="P128"><text:span text:style-name="T188">D</text:span></text:p></draw:text-box></draw:frame><draw:frame draw:style-name="gr76" draw:text-style-name="P129" svg:width="0.246cm" svg:height="0.414cm" svg:x="5.812cm" svg:y="0.101cm"><draw:text-box><text:p text:style-name="P128"><text:span text:style-name="T188">B</text:span></text:p></draw:text-box></draw:frame><draw:frame draw:style-name="gr77" draw:text-style-name="P129" svg:width="0.251cm" svg:height="0.414cm" svg:x="1.859cm" svg:y="0.106cm"><draw:text-box><text:p text:style-name="P128"><text:span text:style-name="T188">C</text:span></text:p></draw:text-box></draw:frame><draw:frame draw:style-name="gr76" draw:text-style-name="P129" svg:width="0.246cm" svg:height="0.414cm" svg:x="0.402cm" svg:y="0.106cm"><draw:text-box><text:p text:style-name="P128"><text:span text:style-name="T188">A</text:span></text:p></draw:text-box></draw:frame><draw:frame draw:style-name="gr78" draw:text-style-name="P129" svg:width="0.207cm" svg:height="0.414cm" svg:x="4.801cm" svg:y="0.101cm"><draw:text-box><text:p text:style-name="P128"><text:span text:style-name="T188">F</text:span></text:p></draw:text-box></draw:frame><draw:frame draw:style-name="gr79" draw:text-style-name="P129" svg:width="0.227cm" svg:height="0.414cm" svg:x="3.332cm" svg:y="0.106cm"><draw:text-box><text:p text:style-name="P128"><text:span text:style-name="T188">E</text:span></text:p></draw:text-box></draw:frame><draw:line draw:style-name="gr74" draw:text-style-name="P127" svg:x1="1.984cm" svg:y1="0.531cm" svg:x2="1.984cm" svg:y2="0.727cm"><text:p/></draw:line><draw:line draw:style-name="gr74" draw:text-style-name="P127" svg:x1="3.447cm" svg:y1="0.531cm" svg:x2="3.447cm" svg:y2="0.727cm"><text:p/></draw:line><draw:line draw:style-name="gr74" draw:text-style-name="P127" svg:x1="4.904cm" svg:y1="0.531cm" svg:x2="4.904cm" svg:y2="0.729cm"><text:p/></draw:line><draw:line draw:style-name="gr74" draw:text-style-name="P127" svg:x1="5.935cm" svg:y1="0.531cm" svg:x2="5.935cm" svg:y2="0.727cm"><text:p/></draw:line><draw:line draw:style-name="gr74" draw:text-style-name="P127" svg:x1="8.475cm" svg:y1="0.531cm" svg:x2="8.475cm" svg:y2="0.727cm"><text:p/></draw:line><draw:line draw:style-name="gr74" draw:text-style-name="P127" svg:x1="0cm" svg:y1="0.605cm" svg:x2="8.999cm" svg:y2="0.605cm"><text:p/></draw:line></draw:g><text:span text:style-name="_5f_Caractères"/></text:h>
      <text:h text:style-name="_5f_Paragraphe" text:outline-level="1"/>
      <text:list xml:id="list225620038300485" text:continue-list="list225621430418059" text:style-name="_5f_Numérotation_20_des_20_exercices">
        <text:list-item>
          <text:h text:style-name="_5f_Titre_5f_Exercices_5f_avec_5f_Titre" text:outline-level="1"><text:span text:style-name="_5f_Caractères_5f_gras">Reproduction de figure</text:span></text:h>
        </text:list-item>
      </text:list>
      <text:h text:style-name="_5f_Paragraphe" text:outline-level="1"><text:span text:style-name="_5f_Caractères">Reproduis la figure ci-dessous en utilisant uniquement ta règle non graduée.</text:span></text:h>
      <text:h text:style-name="_5f_Paragraphe" text:outline-level="1"><text:span text:style-name="_5f_Caractères"/></text:h>
      <text:h text:style-name="_5f_Paragraphe" text:outline-level="1"><draw:g text:anchor-type="paragraph" draw:z-index="5" draw:name="Shape18" draw:style-name="gr72"><draw:line draw:style-name="gr71" draw:text-style-name="P126" svg:x1="2.62cm" svg:y1="2.562cm" svg:x2="2.774cm" svg:y2="2.716cm"><text:p/></draw:line><draw:line draw:style-name="gr71" draw:text-style-name="P126" svg:x1="2.62cm" svg:y1="2.716cm" svg:x2="2.774cm" svg:y2="2.562cm"><text:p/></draw:line><draw:line draw:style-name="gr71" draw:text-style-name="P126" svg:x1="4.542cm" svg:y1="2.562cm" svg:x2="4.696cm" svg:y2="2.716cm"><text:p/></draw:line><draw:line draw:style-name="gr71" draw:text-style-name="P126" svg:x1="4.542cm" svg:y1="2.716cm" svg:x2="4.696cm" svg:y2="2.562cm"><text:p/></draw:line><draw:line draw:style-name="gr71" draw:text-style-name="P126" svg:x1="2.62cm" svg:y1="1.411cm" svg:x2="2.774cm" svg:y2="1.565cm"><text:p/></draw:line><draw:line draw:style-name="gr71" draw:text-style-name="P126" svg:x1="2.62cm" svg:y1="1.565cm" svg:x2="2.774cm" svg:y2="1.411cm"><text:p/></draw:line><draw:line draw:style-name="gr71" draw:text-style-name="P126" svg:x1="2.62cm" svg:y1="0.255cm" svg:x2="2.774cm" svg:y2="0.409cm"><text:p/></draw:line><draw:line draw:style-name="gr71" draw:text-style-name="P126" svg:x1="2.62cm" svg:y1="0.409cm" svg:x2="2.774cm" svg:y2="0.255cm"><text:p/></draw:line><draw:line draw:style-name="gr71" draw:text-style-name="P126" svg:x1="4.542cm" svg:y1="0.255cm" svg:x2="4.696cm" svg:y2="0.409cm"><text:p/></draw:line><draw:line draw:style-name="gr71" draw:text-style-name="P126" svg:x1="4.542cm" svg:y1="0.409cm" svg:x2="4.696cm" svg:y2="0.255cm"><text:p/></draw:line><draw:line draw:style-name="gr71" draw:text-style-name="P126" svg:x1="6.466cm" svg:y1="2.562cm" svg:x2="6.62cm" svg:y2="2.716cm"><text:p/></draw:line><draw:line draw:style-name="gr71" draw:text-style-name="P126" svg:x1="6.466cm" svg:y1="2.716cm" svg:x2="6.62cm" svg:y2="2.562cm"><text:p/></draw:line><draw:line draw:style-name="gr71" draw:text-style-name="P126" svg:x1="6.466cm" svg:y1="1.411cm" svg:x2="6.62cm" svg:y2="1.565cm"><text:p/></draw:line><draw:line draw:style-name="gr71" draw:text-style-name="P126" svg:x1="6.466cm" svg:y1="1.565cm" svg:x2="6.62cm" svg:y2="1.411cm"><text:p/></draw:line><draw:line draw:style-name="gr71" draw:text-style-name="P126" svg:x1="6.466cm" svg:y1="0.255cm" svg:x2="6.62cm" svg:y2="0.409cm"><text:p/></draw:line><draw:line draw:style-name="gr71" draw:text-style-name="P126" svg:x1="6.466cm" svg:y1="0.409cm" svg:x2="6.62cm" svg:y2="0.255cm"><text:p/></draw:line><draw:polygon draw:style-name="gr71" draw:text-style-name="P126" svg:width="2.299cm" svg:height="1.083cm" svg:x="3.466cm" svg:y="1.097cm" svg:viewBox="0 0 2300 1084" draw:points="0,158 201,393 1154,393 761,1084 2107,970 2300,621 507,0"><text:p/></draw:polygon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6" draw:name="Shape19" draw:style-name="gr70"><draw:line draw:style-name="gr71" draw:text-style-name="P126" svg:x1="0.873cm" svg:y1="4.609cm" svg:x2="1.161cm" svg:y2="4.897cm"><text:p/></draw:line><draw:line draw:style-name="gr71" draw:text-style-name="P126" svg:x1="0.873cm" svg:y1="4.897cm" svg:x2="1.161cm" svg:y2="4.609cm"><text:p/></draw:line><draw:line draw:style-name="gr71" draw:text-style-name="P126" svg:x1="4.477cm" svg:y1="4.609cm" svg:x2="4.765cm" svg:y2="4.897cm"><text:p/></draw:line><draw:line draw:style-name="gr71" draw:text-style-name="P126" svg:x1="4.477cm" svg:y1="4.897cm" svg:x2="4.765cm" svg:y2="4.609cm"><text:p/></draw:line><draw:line draw:style-name="gr71" draw:text-style-name="P126" svg:x1="0.873cm" svg:y1="2.453cm" svg:x2="1.161cm" svg:y2="2.741cm"><text:p/></draw:line><draw:line draw:style-name="gr71" draw:text-style-name="P126" svg:x1="0.873cm" svg:y1="2.741cm" svg:x2="1.161cm" svg:y2="2.453cm"><text:p/></draw:line><draw:line draw:style-name="gr71" draw:text-style-name="P126" svg:x1="0.873cm" svg:y1="0.286cm" svg:x2="1.161cm" svg:y2="0.574cm"><text:p/></draw:line><draw:line draw:style-name="gr71" draw:text-style-name="P126" svg:x1="0.873cm" svg:y1="0.574cm" svg:x2="1.161cm" svg:y2="0.286cm"><text:p/></draw:line><draw:line draw:style-name="gr71" draw:text-style-name="P126" svg:x1="4.477cm" svg:y1="0.286cm" svg:x2="4.765cm" svg:y2="0.574cm"><text:p/></draw:line><draw:line draw:style-name="gr71" draw:text-style-name="P126" svg:x1="4.477cm" svg:y1="0.574cm" svg:x2="4.765cm" svg:y2="0.286cm"><text:p/></draw:line><draw:line draw:style-name="gr71" draw:text-style-name="P126" svg:x1="8.085cm" svg:y1="4.609cm" svg:x2="8.373cm" svg:y2="4.897cm"><text:p/></draw:line><draw:line draw:style-name="gr71" draw:text-style-name="P126" svg:x1="8.085cm" svg:y1="4.897cm" svg:x2="8.373cm" svg:y2="4.609cm"><text:p/></draw:line><draw:line draw:style-name="gr71" draw:text-style-name="P126" svg:x1="8.085cm" svg:y1="2.453cm" svg:x2="8.373cm" svg:y2="2.741cm"><text:p/></draw:line><draw:line draw:style-name="gr71" draw:text-style-name="P126" svg:x1="8.085cm" svg:y1="2.741cm" svg:x2="8.373cm" svg:y2="2.453cm"><text:p/></draw:line><draw:line draw:style-name="gr71" draw:text-style-name="P126" svg:x1="8.085cm" svg:y1="0.286cm" svg:x2="8.373cm" svg:y2="0.574cm"><text:p/></draw:line><draw:line draw:style-name="gr71" draw:text-style-name="P126" svg:x1="8.085cm" svg:y1="0.574cm" svg:x2="8.373cm" svg:y2="0.286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5620361696955" text:continue-numbering="true" text:style-name="_5f_Numérotation_20_des_20_exercices">
        <text:list-item>
          <text:h text:style-name="_5f_Titre_5f_Exercices_5f_avec_5f_Titre" text:outline-level="1"><text:span text:style-name="_5f_Caractères_5f_gras">Théorème de Pappus</text:span></text:h>
        </text:list-item>
      </text:list>
      <text:h text:style-name="_5f_Paragraphe" text:outline-level="1"><text:span text:style-name="_5f_Caractères">Construis ci-dessous la figure suivante :</text:span></text:h>
      <text:list xml:id="list22562003734007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nstruis une droite (AB). Place un point C sur la droite (AB) tel que A, B et C soient alignés dans cet ordre. De même, construis une autre droite (DE). Place un point F sur la droite (DE) tel que D, E et F soient alignés dans cet ordre. </text:span></text:p>
            </text:list-item>
            <text:list-item>
              <text:p text:style-name="_5f_Paragraphe_5f_avec_5f_Num_5f_Question"><text:span text:style-name="_5f_Caractères">Construis les points d'intersection suivants J de (AE) et (DB) , K de (AF) et (DC) et L de (BF) et (EC)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562041690032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semble-t-il se passer pour J, K et L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225621046407759" text:continue-numbering="true" text:style-name="_5f_Numérotation_20_des_20_exercices">
        <text:list-item>
          <text:h text:style-name="_5f_Titre_5f_Exercices_5f_avec_5f_Titre" text:outline-level="1"><text:span text:style-name="_5f_Caractères_5f_gras">Illusion d’optique</text:span></text:h>
          <text:list>
            <text:list-item>
              <text:p text:style-name="_5f_Paragraphe_5f_avec_5f_Num_5f_Question"><text:span text:style-name="_5f_Caractères">Les droites (d</text:span><text:span text:style-name="_5f_Caractères_5f_indice">1</text:span><text:span text:style-name="_5f_Caractères">) et (d</text:span><text:span text:style-name="_5f_Caractères_5f_indice">2</text:span><text:span text:style-name="_5f_Caractères">) semblent-elles parallèles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22562025936425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la figure en suivant les instructions. :</text:span></text:p>
            </text:list-item>
            <text:list-item>
              <text:p text:style-name="_5f_Paragraphe_5f_avec_5f_Num_5f_Question"><text:span text:style-name="_5f_Caractères">Tous les demi-centimètres, trace des segments verticaux de même longueur que le segment [AB], dont une extrémité est sur la droite (d</text:span><text:span text:style-name="_5f_Caractères_5f_indice">1</text:span><text:span text:style-name="_5f_Caractères">)</text:span></text:p>
            </text:list-item>
            <text:list-item>
              <text:p text:style-name="_5f_Paragraphe_5f_avec_5f_Num_5f_Question"><text:span text:style-name="_5f_Caractères">Refais de même en traçant des segments horizontaux de même longueur que le segment [AB], dont l’une des extrémités est sur la droite (d</text:span><text:span text:style-name="_5f_Caractères_5f_indice">2</text:span><text:span text:style-name="_5f_Caractères">).</text:span></text:p>
            </text:list-item>
            <text:list-item>
              <text:p text:style-name="_5f_Paragraphe_5f_avec_5f_Num_5f_Question"><draw:g text:anchor-type="paragraph" draw:z-index="345" draw:name="Forme1" draw:style-name="gr1"><draw:line draw:name="Shape2_1" draw:style-name="gr2" draw:text-style-name="P107" svg:x1="1.84cm" svg:y1="1.914cm" svg:x2="1.84cm" svg:y2="6.19cm"><text:p/></draw:line><draw:line draw:name="Shape25_1" draw:style-name="gr3" draw:text-style-name="P107" svg:x1="2.104cm" svg:y1="1.914cm" svg:x2="2.104cm" svg:y2="6.19cm"><text:p/></draw:line><draw:line draw:name="Shape26_1" draw:style-name="gr4" draw:text-style-name="P107" svg:x1="2.374cm" svg:y1="1.914cm" svg:x2="2.374cm" svg:y2="6.19cm"><text:p/></draw:line><draw:line draw:name="Shape27_1" draw:style-name="gr5" draw:text-style-name="P107" svg:x1="2.642cm" svg:y1="1.914cm" svg:x2="2.642cm" svg:y2="6.19cm"><text:p/></draw:line><draw:line draw:name="Shape28_1" draw:style-name="gr6" draw:text-style-name="P107" svg:x1="2.907cm" svg:y1="1.914cm" svg:x2="2.907cm" svg:y2="6.19cm"><text:p/></draw:line><draw:line draw:name="Shape29_1" draw:style-name="gr7" draw:text-style-name="P107" svg:x1="3.175cm" svg:y1="1.914cm" svg:x2="3.175cm" svg:y2="6.19cm"><text:p/></draw:line><draw:line draw:name="Shape30_1" draw:style-name="gr8" draw:text-style-name="P107" svg:x1="3.442cm" svg:y1="1.914cm" svg:x2="3.442cm" svg:y2="6.19cm"><text:p/></draw:line><draw:line draw:name="Shape31_1" draw:style-name="gr9" draw:text-style-name="P107" svg:x1="3.709cm" svg:y1="1.914cm" svg:x2="3.709cm" svg:y2="6.19cm"><text:p/></draw:line><draw:line draw:name="Shape32_1" draw:style-name="gr10" draw:text-style-name="P107" svg:x1="3.979cm" svg:y1="1.914cm" svg:x2="3.979cm" svg:y2="6.19cm"><text:p/></draw:line><draw:line draw:name="Shape33_1" draw:style-name="gr11" draw:text-style-name="P107" svg:x1="4.243cm" svg:y1="1.914cm" svg:x2="4.243cm" svg:y2="6.19cm"><text:p/></draw:line><draw:line draw:name="Shape34_1" draw:style-name="gr12" draw:text-style-name="P107" svg:x1="4.507cm" svg:y1="1.914cm" svg:x2="4.507cm" svg:y2="6.19cm"><text:p/></draw:line><draw:line draw:name="Shape35_1" draw:style-name="gr13" draw:text-style-name="P107" svg:x1="4.779cm" svg:y1="1.914cm" svg:x2="4.779cm" svg:y2="6.19cm"><text:p/></draw:line><draw:line draw:name="Shape36_1" draw:style-name="gr14" draw:text-style-name="P107" svg:x1="5.047cm" svg:y1="1.914cm" svg:x2="5.047cm" svg:y2="6.19cm"><text:p/></draw:line><draw:line draw:name="Shape37_1" draw:style-name="gr15" draw:text-style-name="P107" svg:x1="5.309cm" svg:y1="1.914cm" svg:x2="5.309cm" svg:y2="6.19cm"><text:p/></draw:line><draw:line draw:name="Shape38_1" draw:style-name="gr16" draw:text-style-name="P107" svg:x1="5.581cm" svg:y1="1.914cm" svg:x2="5.581cm" svg:y2="6.19cm"><text:p/></draw:line><draw:line draw:name="Shape39_1" draw:style-name="gr17" draw:text-style-name="P107" svg:x1="5.848cm" svg:y1="1.914cm" svg:x2="5.848cm" svg:y2="6.19cm"><text:p/></draw:line><draw:line draw:name="Shape40_1" draw:style-name="gr18" draw:text-style-name="P107" svg:x1="6.109cm" svg:y1="1.914cm" svg:x2="6.109cm" svg:y2="6.19cm"><text:p/></draw:line><draw:line draw:name="Shape41_1" draw:style-name="gr19" draw:text-style-name="P107" svg:x1="6.382cm" svg:y1="1.914cm" svg:x2="6.382cm" svg:y2="6.19cm"><text:p/></draw:line><draw:line draw:name="Shape42_1" draw:style-name="gr20" draw:text-style-name="P107" svg:x1="6.649cm" svg:y1="1.914cm" svg:x2="6.649cm" svg:y2="6.19cm"><text:p/></draw:line><draw:line draw:name="Shape43_1" draw:style-name="gr21" draw:text-style-name="P107" svg:x1="6.915cm" svg:y1="1.914cm" svg:x2="6.915cm" svg:y2="6.19cm"><text:p/></draw:line><draw:line draw:name="Shape44_1" draw:style-name="gr22" draw:text-style-name="P107" svg:x1="7.184cm" svg:y1="1.914cm" svg:x2="7.184cm" svg:y2="6.19cm"><text:p/></draw:line><draw:line draw:name="Shape45_1" draw:style-name="gr23" draw:text-style-name="P107" svg:x1="1.84cm" svg:y1="1.914cm" svg:x2="7.185cm" svg:y2="1.914cm"><text:p/></draw:line><draw:line draw:name="Shape46_1" draw:style-name="gr24" draw:text-style-name="P107" svg:x1="1.84cm" svg:y1="2.18cm" svg:x2="7.185cm" svg:y2="2.18cm"><text:p/></draw:line><draw:line draw:name="Shape47_1" draw:style-name="gr25" draw:text-style-name="P107" svg:x1="1.84cm" svg:y1="2.448cm" svg:x2="7.185cm" svg:y2="2.448cm"><text:p/></draw:line><draw:line draw:name="Shape48_1" draw:style-name="gr26" draw:text-style-name="P107" svg:x1="1.84cm" svg:y1="2.716cm" svg:x2="7.185cm" svg:y2="2.716cm"><text:p/></draw:line><draw:line draw:name="Shape49_1" draw:style-name="gr27" draw:text-style-name="P107" svg:x1="1.84cm" svg:y1="2.983cm" svg:x2="7.185cm" svg:y2="2.983cm"><text:p/></draw:line><draw:line draw:name="Shape50_1" draw:style-name="gr28" draw:text-style-name="P107" svg:x1="1.84cm" svg:y1="3.251cm" svg:x2="7.185cm" svg:y2="3.251cm"><text:p/></draw:line><draw:line draw:name="Shape51_1" draw:style-name="gr29" draw:text-style-name="P107" svg:x1="1.84cm" svg:y1="3.517cm" svg:x2="7.185cm" svg:y2="3.517cm"><text:p/></draw:line><draw:line draw:name="Shape52_1" draw:style-name="gr30" draw:text-style-name="P107" svg:x1="1.84cm" svg:y1="3.785cm" svg:x2="7.185cm" svg:y2="3.785cm"><text:p/></draw:line><draw:line draw:name="Shape53_1" draw:style-name="gr31" draw:text-style-name="P107" svg:x1="1.84cm" svg:y1="4.051cm" svg:x2="7.185cm" svg:y2="4.051cm"><text:p/></draw:line><draw:line draw:name="Shape54_1" draw:style-name="gr32" draw:text-style-name="P107" svg:x1="1.84cm" svg:y1="4.318cm" svg:x2="7.185cm" svg:y2="4.318cm"><text:p/></draw:line><draw:line draw:name="Shape55_1" draw:style-name="gr33" draw:text-style-name="P107" svg:x1="1.84cm" svg:y1="4.585cm" svg:x2="7.185cm" svg:y2="4.585cm"><text:p/></draw:line><draw:line draw:name="Shape56_1" draw:style-name="gr34" draw:text-style-name="P107" svg:x1="1.84cm" svg:y1="4.854cm" svg:x2="7.185cm" svg:y2="4.854cm"><text:p/></draw:line><draw:line draw:name="Shape57_1" draw:style-name="gr35" draw:text-style-name="P107" svg:x1="1.84cm" svg:y1="5.122cm" svg:x2="7.185cm" svg:y2="5.122cm"><text:p/></draw:line><draw:line draw:name="Shape58_1" draw:style-name="gr36" draw:text-style-name="P107" svg:x1="1.84cm" svg:y1="5.385cm" svg:x2="7.185cm" svg:y2="5.385cm"><text:p/></draw:line><draw:line draw:name="Shape59_1" draw:style-name="gr37" draw:text-style-name="P107" svg:x1="1.84cm" svg:y1="5.656cm" svg:x2="7.185cm" svg:y2="5.656cm"><text:p/></draw:line><draw:line draw:name="Shape60_1" draw:style-name="gr38" draw:text-style-name="P107" svg:x1="1.84cm" svg:y1="5.923cm" svg:x2="7.185cm" svg:y2="5.923cm"><text:p/></draw:line><draw:line draw:name="Shape61_1" draw:style-name="gr39" draw:text-style-name="P107" svg:x1="1.84cm" svg:y1="6.191cm" svg:x2="7.185cm" svg:y2="6.191cm"><text:p/></draw:line><draw:line draw:name="Shape13_0" draw:style-name="gr40" draw:text-style-name="P108" svg:x1="1.84cm" svg:y1="5.121cm" svg:x2="6.116cm" svg:y2="1.914cm"><text:p/></draw:line><draw:line draw:name="Shape13_1" draw:style-name="gr41" draw:text-style-name="P108" svg:x1="1.845cm" svg:y1="5.126cm" svg:x2="6.114cm" svg:y2="1.909cm"><text:p/></draw:line><draw:line draw:name="Shape13_2" draw:style-name="gr42" draw:text-style-name="P108" svg:x1="1.809cm" svg:y1="5.665cm" svg:x2="6.646cm" svg:y2="1.922cm"><text:p/></draw:line><draw:line draw:name="Shape13_9" draw:style-name="gr43" draw:text-style-name="P108" svg:x1="2.374cm" svg:y1="4.733cm" svg:x2="2.374cm" svg:y2="4.051cm"><text:p/></draw:line><draw:line draw:name="Shape22_1" draw:style-name="gr44" draw:text-style-name="P109" svg:x1="2.33cm" svg:y1="3.987cm" svg:x2="2.431cm" svg:y2="4.093cm"><text:p/></draw:line><draw:line draw:name="Shape62_1" draw:style-name="gr45" draw:text-style-name="P109" svg:x1="2.43cm" svg:y1="3.987cm" svg:x2="2.328cm" svg:y2="4.093cm"><text:p/></draw:line><draw:frame draw:name="Shape23_1" draw:style-name="gr46" draw:text-style-name="P111" svg:width="0.75cm" svg:height="0.675cm" svg:x="1.716cm" svg:y="3.517cm"><draw:text-box><text:p text:style-name="P110"><text:span text:style-name="T182">B</text:span></text:p></draw:text-box></draw:frame><draw:line draw:name="Shape15_1" draw:style-name="gr47" draw:text-style-name="P109" svg:x1="2.312cm" svg:y1="4.655cm" svg:x2="2.413cm" svg:y2="4.761cm"><text:p/></draw:line><draw:line draw:name="Shape63_1" draw:style-name="gr48" draw:text-style-name="P109" svg:x1="2.408cm" svg:y1="4.655cm" svg:x2="2.306cm" svg:y2="4.761cm"><text:p/></draw:line><draw:frame draw:name="Shape24_1" draw:style-name="gr49" draw:text-style-name="P111" svg:width="0.75cm" svg:height="0.675cm" svg:x="1.672cm" svg:y="4.369cm"><draw:text-box><text:p text:style-name="P110"><text:span text:style-name="T182">A</text:span></text:p></draw:text-box></draw:frame><draw:frame draw:name="Shape14_0" draw:style-name="gr50" draw:text-style-name="P112" svg:width="1.595cm" svg:height="1.895cm" svg:x="5.687cm" svg:y="1.323cm"><draw:text-box><text:p text:style-name="P110"><text:span text:style-name="T183">(d</text:span><text:span text:style-name="T184">1</text:span><text:span text:style-name="T185">)</text:span></text:p></draw:text-box></draw:frame><draw:frame draw:name="Shape14_3" draw:style-name="gr51" draw:text-style-name="P112" svg:width="1.19cm" svg:height="0.756cm" svg:x="5.958cm" svg:y="2.067cm"><draw:text-box><text:p text:style-name="P110"><text:span text:style-name="T183">(d</text:span><text:span text:style-name="T184">2</text:span><text:span text:style-name="T185">)</text:span></text:p></draw:text-box></draw:frame></draw:g><text:span text:style-name="_5f_Caractères">Les droites (d</text:span><text:span text:style-name="_5f_Caractères_5f_indice">1</text:span><text:span text:style-name="_5f_Caractères">) et (d</text:span><text:span text:style-name="_5f_Caractères_5f_indice">2</text:span><text:span text:style-name="_5f_Caractères">) semblent-elles toujours parallèles ? </text:span><text:span text:style-name="_5f_pointillés_20_gris">…………………………………………………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" style:family="paragraph" style:parent-style-name="Footer">
      <style:text-properties officeooo:paragraph-rsid="00a59a60"/>
    </style:style>
    <style:style style:name="MP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2" style:family="paragraph" style:parent-style-name="Header">
      <style:paragraph-properties fo:text-align="center" style:justify-single-word="false"/>
      <style:text-properties officeooo:paragraph-rsid="00ab054e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14" style:family="paragraph" style:parent-style-name="Footer">
      <style:text-properties officeooo:paragraph-rsid="00c384cf"/>
    </style:style>
    <style:style style:name="MP15" style:family="paragraph" style:parent-style-name="Footer">
      <style:text-properties officeooo:paragraph-rsid="00d8520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8" style:family="paragraph">
      <style:paragraph-properties fo:text-align="center"/>
    </style:style>
    <style:style style:name="MP19" style:family="paragraph" style:parent-style-name="Footer">
      <style:text-properties officeooo:paragraph-rsid="030c4d7d"/>
    </style:style>
    <style:style style:name="MP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23" style:family="paragraph" style:parent-style-name="_5f_Header_20_G_20_page_20_paire_20__28_G_29_">
      <style:paragraph-properties fo:text-align="start" style:justify-single-word="false"/>
    </style:style>
    <style:style style:name="MP24" style:family="paragraph" style:parent-style-name="_5f_Header_20_G_20_page_20_paire_20__28_G_29_">
      <style:text-properties officeooo:paragraph-rsid="0334a5be"/>
    </style:style>
    <style:style style:name="MP25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officeooo:paragraph-rsid="002aa84d"/>
    </style:style>
    <style:style style:name="MP2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8" style:family="paragraph" style:parent-style-name="Header">
      <style:paragraph-properties fo:text-align="start" style:justify-single-word="false"/>
      <style:text-properties officeooo:paragraph-rsid="0211dd7e"/>
    </style:style>
    <style:style style:name="MP39" style:family="paragraph" style:parent-style-name="Footer">
      <style:paragraph-properties fo:text-align="start" style:justify-single-word="false"/>
      <style:text-properties officeooo:paragraph-rsid="0211dd7e"/>
    </style:style>
    <style:style style:name="MP40" style:family="paragraph" style:parent-style-name="Footer">
      <style:text-properties officeooo:rsid="0242edd8" officeooo:paragraph-rsid="0242edd8"/>
    </style:style>
    <style:style style:name="MP4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2" style:family="paragraph" style:parent-style-name="Footer">
      <style:text-properties officeooo:paragraph-rsid="008d016c"/>
    </style:style>
    <style:style style:name="MP43" style:family="paragraph" style:parent-style-name="Header">
      <style:paragraph-properties fo:margin-left="0cm" fo:margin-right="0cm" fo:text-indent="0cm" style:auto-text-indent="false"/>
    </style:style>
    <style:style style:name="MP44" style:family="paragraph" style:parent-style-name="Footer">
      <style:text-properties officeooo:paragraph-rsid="010f7046"/>
    </style:style>
    <style:style style:name="MP45" style:family="paragraph" style:parent-style-name="Footer">
      <style:text-properties officeooo:paragraph-rsid="01120261"/>
    </style:style>
    <style:style style:name="MP4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8" style:family="paragraph" style:parent-style-name="_5f_Header_20_D_20_page_20_impaire_20__28_D_29_">
      <style:text-properties officeooo:paragraph-rsid="01a13e78"/>
    </style:style>
    <style:style style:name="MP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2" style:family="paragraph" style:parent-style-name="Footer">
      <style:paragraph-properties fo:text-align="end" style:justify-single-word="false"/>
      <style:text-properties officeooo:paragraph-rsid="00d4df5c"/>
    </style:style>
    <style:style style:name="MP53" style:family="paragraph" style:parent-style-name="Footer">
      <style:paragraph-properties fo:text-align="start" style:justify-single-word="false"/>
      <style:text-properties officeooo:paragraph-rsid="00d4df5c"/>
    </style:style>
    <style:style style:name="MP54" style:family="paragraph" style:parent-style-name="_5f_Header_20_G_20_page_20_impaire_20__28_D_29_">
      <style:text-properties officeooo:paragraph-rsid="01259ec2"/>
    </style:style>
    <style:style style:name="MP55" style:family="paragraph" style:parent-style-name="_5f_Header_20_G_20_page_20_paire_20__28_G_29_">
      <style:text-properties officeooo:paragraph-rsid="00eb2abc"/>
    </style:style>
    <style:style style:name="MP56" style:family="paragraph" style:parent-style-name="_5f_Footer_20_page_20_paire_20__28_G_29_">
      <style:text-properties fo:font-size="9pt" style:font-size-asian="9pt" style:font-size-complex="9pt"/>
    </style:style>
    <style:style style:name="MP57" style:family="paragraph" style:parent-style-name="_5f_Header_20_N_20_page_20_impaire_20__28_D_29_">
      <style:paragraph-properties fo:text-align="start" style:justify-single-word="false"/>
    </style:style>
    <style:style style:name="MP58" style:family="paragraph" style:parent-style-name="Footer">
      <style:text-properties officeooo:paragraph-rsid="00d4df5c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>
      <loext:graphic-properties draw:fill="solid" draw:fill-color="#d7e12c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7" style:family="paragraph" style:parent-style-name="Footer">
      <style:text-properties officeooo:paragraph-rsid="00863005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2" style:family="paragraph" style:parent-style-name="_5f_Header_20_N_20_page_20_impaire_20__28_D_29_">
      <style:text-properties officeooo:rsid="0277791e" officeooo:paragraph-rsid="0277791e"/>
    </style:style>
    <style:style style:name="MP83" style:family="paragraph" style:parent-style-name="_5f_Header_20_N_20_page_20_impaire_20__28_D_29_">
      <style:text-properties officeooo:rsid="027aa87d" officeooo:paragraph-rsid="027aa87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officeooo:rsid="00b5d2d1"/>
    </style:style>
    <style:style style:name="MT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" style:family="text">
      <style:text-properties officeooo:rsid="009e3fdd"/>
    </style:style>
    <style:style style:name="MT10" style:family="text">
      <style:text-properties officeooo:rsid="00b6801f"/>
    </style:style>
    <style:style style:name="MT1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8" style:family="text">
      <style:text-properties officeooo:rsid="00a4cf55"/>
    </style:style>
    <style:style style:name="MT1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2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3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3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3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37" style:family="text">
      <style:text-properties officeooo:rsid="0315af39"/>
    </style:style>
    <style:style style:name="MT38" style:family="text">
      <style:text-properties officeooo:rsid="0334a5be"/>
    </style:style>
    <style:style style:name="MT3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4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4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44" style:family="text">
      <style:text-properties officeooo:rsid="005a3fa8"/>
    </style:style>
    <style:style style:name="MT4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46" style:family="text">
      <style:text-properties officeooo:rsid="00415f3a"/>
    </style:style>
    <style:style style:name="MT47" style:family="text">
      <style:text-properties officeooo:rsid="00386ebd"/>
    </style:style>
    <style:style style:name="MT48" style:family="text">
      <style:text-properties officeooo:rsid="008d016c"/>
    </style:style>
    <style:style style:name="MT49" style:family="text">
      <style:text-properties officeooo:rsid="01fe03f2"/>
    </style:style>
    <style:style style:name="MT5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5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5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5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5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6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6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6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7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7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3" style:family="text">
      <style:text-properties officeooo:rsid="010c4d3a"/>
    </style:style>
    <style:style style:name="MT8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9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94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5" style:family="text">
      <style:text-properties fo:font-size="16pt" style:font-size-asian="16pt" style:font-size-complex="16pt"/>
    </style:style>
    <style:style style:name="MT96" style:family="text"/>
    <style:style style:name="MT9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98" style:family="text">
      <style:text-properties officeooo:rsid="01f8729d"/>
    </style:style>
    <style:style style:name="MT99" style:family="text">
      <style:text-properties officeooo:rsid="01b6dc57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3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8" style:family="text">
      <style:text-properties officeooo:rsid="00a59a60"/>
    </style:style>
    <style:style style:name="MT139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4" fo:font-size="16pt" fo:font-style="normal" fo:text-shadow="none" fo:font-weight="bold" officeooo:rsid="00d16678" style:font-size-asian="16pt" style:font-style-asian="normal" style:font-size-complex="16pt" style:font-style-complex="normal"/>
    </style:style>
    <style:style style:name="MT1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3" style:family="text">
      <style:text-properties fo:font-variant="small-caps" officeooo:rsid="0096b4e2"/>
    </style:style>
    <style:style style:name="MT154" style:family="text">
      <style:text-properties fo:font-variant="small-caps" officeooo:rsid="00a847d5"/>
    </style:style>
    <style:style style:name="MT155" style:family="text">
      <style:text-properties officeooo:rsid="0096b4e2"/>
    </style:style>
    <style:style style:name="MT15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0" style:family="text">
      <style:text-properties officeooo:rsid="0032e83a"/>
    </style:style>
    <style:style style:name="MT161" style:family="text">
      <style:text-properties officeooo:rsid="002b33ed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7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éométrie plane : </text:span><text:span text:style-name="MT6">Parallèles, perpendiculaires, </text:span><text:span text:style-name="MT7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draw:g text:anchor-type="paragraph" draw:z-index="124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5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2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">Géométrie plane</text:span> : <text:span text:style-name="MT11">Milieu, alignement, </text:span><text:span text:style-name="MT1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3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13">milieu, Alignement, </text:span><text:span text:style-name="MT14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0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13">milieu, alignement, </text:span><text:span text:style-name="MT1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1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8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Géométrie plane</text:span> : <text:span text:style-name="MT1">Points, droites </text:span><text:span text:style-name="MT17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9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Géométrie plane : points, droites <text:span text:style-name="MT18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16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Géométrie plane : points, droites <text:span text:style-name="MT1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7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4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5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2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20">R</text:span><text:span text:style-name="MT21">epères du plan : Se </text:span><text:span text:style-name="MT2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23">Repères du plan : Se </text:span><text:span text:style-name="MT24">déplacer</text:span></text:p></draw:text-box></draw:frame><draw:g text:anchor-type="paragraph" draw:z-index="113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23">Repères du plan : se </text:span><text:span text:style-name="MT24">déplacer</text:span></text:p></draw:text-box></draw:frame><draw:g text:anchor-type="paragraph" draw:z-index="110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1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08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0">R</text:span>epères du plan : Se repérer</text:p>
      </style:header>
      <style:header-left>
        <text:p text:style-name="_5f_Header_20_G_20_page_20_paire_20__28_G_29_"><text:span text:style-name="MT10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6">Repères du plan : Se repérer</text:p></draw:text-box></draw:frame><draw:g text:anchor-type="paragraph" draw:z-index="109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06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0" draw:name="Shape3_34" draw:style-name="Mgr3" draw:text-style-name="MP18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3" draw:text-style-name="MP18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0">Calculer des </text:span><text:span text:style-name="MT31">Mesure</text:span><text:span text:style-name="MT30">s</text:span><text:span text:style-name="MT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2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2" draw:name="Shape4_18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8" draw:name="Shape4_18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3" draw:name="Shape3_31" draw:style-name="Mgr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5" draw:name="Shape3_32" draw:style-name="Mgr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_5f_Header_20_G_20_page_20_paire_20__28_G_29_"><draw:line text:anchor-type="paragraph" draw:z-index="338" draw:name="Shape3_30" draw:style-name="Mgr3" draw:text-style-name="MP18" svg:x1="11.435cm" svg:y1="0.388cm" svg:x2="20.496cm" svg:y2="0.36cm"><text:p/></draw:line><text:span text:style-name="MT35">Angles</text:span> : <text:span text:style-name="MT35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4" draw:name="Shape4_17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6">Angles </text:span><text:span text:style-name="MT23">: </text:span><text:span text:style-name="MT36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0" draw:name="Shape3_35" draw:style-name="Mgr3" draw:text-style-name="MP18" svg:x1="11.344cm" svg:y1="0.358cm" svg:x2="20.497cm" svg:y2="0.36cm"><text:p/></draw:line><text:span text:style-name="MT37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9" draw:name="Shape4_1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6" draw:name="Shape4_18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8" draw:name="Shape3_7" draw:style-name="Mgr3" draw:text-style-name="MP18" svg:x1="15.12cm" svg:y1="0.36cm" svg:x2="20.496cm" svg:y2="0.36cm"><text:p/></draw:line><text:s/><text:span text:style-name="MT38">Angles : </text:span>Angles : <text:span text:style-name="MT39">Comprendre la notion d’angle</text:span></text:p>
      </style:header>
      <style:header-left>
        <text:p text:style-name="MP23"><draw:line text:anchor-type="paragraph" draw:z-index="9" draw:name="Shape3_29" draw:style-name="Mgr3" draw:text-style-name="MP18" svg:x1="15.12cm" svg:y1="0.36cm" svg:x2="20.496cm" svg:y2="0.36cm"><text:p/></draw:line>Angles : <text:span text:style-name="MT39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Angles : </text:span><text:span text:style-name="MT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4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4"><draw:line text:anchor-type="paragraph" draw:z-index="341" draw:name="Shape3_33" draw:style-name="Mgr3" draw:text-style-name="MP18" svg:x1="15.12cm" svg:y1="0.36cm" svg:x2="20.496cm" svg:y2="0.36cm"><text:p/></draw:line><text:s/><text:span text:style-name="MT42">Angles</text:span> : <text:span text:style-name="MT3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43">Angles</text:span><text:span text:style-name="MT23"> : </text:span><text:span text:style-name="MT43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7" draw:name="Shape4_17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/><text:span text:style-name="MT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8"><draw:line text:anchor-type="paragraph" draw:z-index="103" draw:name="Shape7_8" draw:style-name="Mgr7" draw:text-style-name="MP18" svg:x1="9.042cm" svg:y1="0.36cm" svg:x2="20.461cm" svg:y2="0.36cm"><text:p/></draw:line><draw:path text:anchor-type="paragraph" draw:z-index="104" draw:name="Shape5_1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5" draw:name="Shape6_2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>
      <style:header-left>
        <text:p text:style-name="MP28"><draw:line text:anchor-type="paragraph" draw:z-index="98" draw:name="Shape7_9" draw:style-name="Mgr7" draw:text-style-name="MP18" svg:x1="9.042cm" svg:y1="0.36cm" svg:x2="20.461cm" svg:y2="0.36cm"><text:p/></draw:line><draw:path text:anchor-type="paragraph" draw:z-index="99" draw:name="Shape5_2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0" draw:name="Shape6_5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2" draw:name="Shape8_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31"><text:span text:style-name="MT48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1" draw:name="Shape4_17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7" draw:name="Shape4_18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4" draw:name="Shape4_18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8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7" draw:name="Shape4_16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68" draw:name="Shape4_15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69" draw:name="Shape4_1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5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9">Aires </text:span>: <text:span text:style-name="MT49">problèmes <text:s text:c="4"/></text:span></text:h>
      </style:footer>
      <style:footer-left>
        <text:p text:style-name="MP35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6"><text:span text:style-name="MT48"><text:s text:c="15"/>A</text:span>ires : Aire et unité</text:p>
      </style:header>
      <style:header-left>
        <text:p text:style-name="MP36"><text:span text:style-name="MT48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7" draw:name="Shape4_15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39" draw:name="Shape4_10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35" draw:name="Shape4_15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8"><text:span text:style-name="MT50">Conversions d’unités : </text:span><text:span text:style-name="MT51">Problèmes</text:span></text:p>
      </style:header>
      <style:header-left>
        <text:p text:style-name="MP38"><text:span text:style-name="MT50">Conversions d’unités : </text:span><text:span text:style-name="MT51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1" draw:name="Shape4_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54">Conversions d’unités : </text:span><text:span text:style-name="MT53">problèmes</text:span></text:p></draw:text-box></draw:frame><draw:g text:anchor-type="paragraph" draw:z-index="138" draw:name="Shape4_142" draw:style-name="Mgr1"><draw:path draw:style-name="Mgr4" draw:text-style-name="MP2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51">Problèmes</text:span></text:p>
      </style:header>
      <style:header-left>
        <text:p text:style-name="_5f_Header_20_N_20_page_20_paire_20__28_G_29_"><text:s/><text:span text:style-name="MT55">Conversions d’unités : </text:span><text:span text:style-name="MT51">Problèmes</text:span></text:p>
      </style:header-left>
      <style:footer>
        <text:p text:style-name="MP5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2" draw:name="Shape4_14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6">Conversions d’unités </text:span><text:span text:style-name="MT23">: </text:span><text:span text:style-name="MT56">problèmes</text:span></text:p></draw:text-box></draw:frame><draw:g text:anchor-type="paragraph" draw:z-index="140" draw:name="Shape4_63" draw:style-name="Mgr1"><draw:path draw:style-name="Mgr4" draw:text-style-name="MP2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50">Conversions d’unités : </text:span><text:span text:style-name="MT57">Aires</text:span></text:p>
      </style:header>
      <style:header-left>
        <text:p text:style-name="_5f_Header_20_N_20_page_20_paire_20__28_G_29_"><text:span text:style-name="MT50">Conversions d’unités : </text:span><text:span text:style-name="MT57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2">Conversions d’unités : </text:span><text:span text:style-name="MT58">Aires</text:span></text:h></draw:text-box></draw:frame><draw:g text:anchor-type="paragraph" draw:z-index="145" draw:name="Shape4_1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5">Conversions d’unités : </text:span><text:span text:style-name="MT57">Aires</text:span></text:p>
      </style:header>
      <style:header-left>
        <text:p text:style-name="Header"><text:s/><text:span text:style-name="MT55">Conversions d’unités : </text:span><text:span text:style-name="MT5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8">aires</text:span></text:p></draw:text-box></draw:frame><draw:g text:anchor-type="paragraph" draw:z-index="147" draw:name="Shape4_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3" draw:name="Shape4_15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59">Vitesse</text:span></text:p>
      </style:header>
      <style:header-left>
        <text:p text:style-name="_5f_Header_20_N_20_page_20_impaire_20__28_D_29_"><text:span text:style-name="MT50">Conversions d’unités : </text:span><text:span text:style-name="MT5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0">vitesse</text:span><text:span text:style-name="MT23"> </text:span></text:p></draw:text-box></draw:frame><draw:g text:anchor-type="paragraph" draw:z-index="150" draw:name="Shape4_14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6" draw:name="Shape4_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61">Temps et durées</text:span></text:p>
      </style:header>
      <style:header-left>
        <text:p text:style-name="_5f_Header_20_N_20_page_20_impaire_20__28_D_29_"><text:s/><text:span text:style-name="MT55">Conversions d’unités : </text:span><text:span text:style-name="MT61">Temps et durées</text:span></text:p>
      </style:header-left>
      <style:footer>
        <text:p text:style-name="MP5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2">Temps et </text:span><text:span text:style-name="MT63">Durée</text:span><text:span text:style-name="MT23"> </text:span></text:p></draw:text-box></draw:frame><draw:g text:anchor-type="paragraph" draw:z-index="152" draw:name="Shape4_1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8" draw:name="Shape4_14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>
      <style:header-left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5" draw:name="Shape4_13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1" draw:name="Shape4_14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6">temps et </text:span><text:span text:style-name="MT6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5">Conversions d’unités : </text:span><text:span text:style-name="MT64">Temps et d</text:span><text:span text:style-name="MT65">urées</text:span></text:p>
      </style:header>
      <style:header-left>
        <text:p text:style-name="Header"><text:s/><text:span text:style-name="MT55">Conversions d’unités : </text:span><text:span text:style-name="MT64">Temps et d</text:span><text:span text:style-name="MT65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6" draw:name="Shape4_13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3" draw:name="Shape4_13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8">Capacités</text:span></text:p>
      </style:header>
      <style:header-left>
        <text:p text:style-name="_5f_Header_20_N_20_page_20_impaire_20__28_D_29_"><text:span text:style-name="MT50">Conversions d’unités : </text:span><text:span text:style-name="MT6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9">Capacités</text:span><text:span text:style-name="MT23"> </text:span></text:p></draw:text-box></draw:frame><draw:g text:anchor-type="paragraph" draw:z-index="159" draw:name="Shape4_14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5">Conversions d’unités : </text:span><text:span text:style-name="MT68">Capacités</text:span></text:p>
      </style:header>
      <style:header-left>
        <text:p text:style-name="Header"><text:s/><text:span text:style-name="MT55">Conversions d’unités : </text:span><text:span text:style-name="MT6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0">capacités</text:span><text:span text:style-name="MT23"> </text:span></text:p></draw:text-box></draw:frame><draw:g text:anchor-type="paragraph" draw:z-index="162" draw:name="Shape4_13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7" draw:name="Shape4_13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>
      <style:header-left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-left>
      <style:footer>
        <text:p text:style-name="MP4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2">Masses</text:span><text:span text:style-name="MT23"> </text:span></text:p></draw:text-box></draw:frame><draw:g text:anchor-type="paragraph" draw:z-index="165" draw:name="Shape4_12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g text:anchor-type="paragraph" draw:z-index="160" draw:name="Shape4_12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1" draw:name="Shape4_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7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71">masses</text:span></text:p>
      </style:header>
      <style:header-left>
        <text:p text:style-name="_5f_Header_20_N_20_page_20_impaire_20__28_D_29_"><text:s/><text:span text:style-name="MT55">Conversions d’unités : </text:span><text:span text:style-name="MT71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4">masses</text:span><text:span text:style-name="MT23"> </text:span></text:p></draw:text-box></draw:frame><draw:g text:anchor-type="paragraph" draw:z-index="168" draw:name="Shape4_12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3" draw:name="Shape4_12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1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7" draw:name="Shape4_10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/text:p>
      </style:footer>
      <style:footer-left>
        <text:p text:style-name="MP41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draw:g text:anchor-type="paragraph" draw:z-index="173" draw:name="Shape4_1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78" draw:name="Shape4_10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5" draw:name="Shape4_12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7" draw:text-style-name="MP18" svg:x1="12.726cm" svg:y1="0.399cm" svg:x2="20.496cm" svg:y2="0.36cm"><text:p/></draw:line><text:span text:style-name="MT77">Périmètre</text:span> : <text:span text:style-name="MT78">Périmètres et unités</text:span></text:p>
      </style:header>
      <style:header-left>
        <text:p text:style-name="MP43"><draw:line text:anchor-type="paragraph" draw:z-index="183" draw:name="Shape3_17" draw:style-name="Mgr7" draw:text-style-name="MP18" svg:x1="16.083cm" svg:y1="0.383cm" svg:x2="20.496cm" svg:y2="0.36cm"><text:p/></draw:line><text:span text:style-name="MT77">Périmètre</text:span> : <text:span text:style-name="MT78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79" draw:name="Shape4_1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7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4" draw:name="Shape4_1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0" draw:name="Shape4_2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1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89" draw:name="Shape3_20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5" draw:name="Shape4_11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8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2" draw:name="Shape4_1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6" draw:name="Shape4_11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5" draw:name="Shape4_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0" draw:name="Shape4_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1"><draw:path draw:style-name="Mgr6" draw:text-style-name="MP2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7" draw:name="Shape4_9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93" draw:name="Shape4_10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>
      <style:header-left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199" draw:name="Shape4_9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85">Proportionnalité et pourcentage : </text:span><text:span text:style-name="MT86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87">Proportionnalité et pourcentages : </text:span><text:span text:style-name="MT86">pourcentages</text:span></text:p></draw:text-box></draw:frame><draw:g text:anchor-type="paragraph" draw:z-index="196" draw:name="Shape4_112" draw:style-name="Mgr1"><draw:path draw:style-name="Mgr5" draw:text-style-name="MP2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1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198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8">Utiliser des données</text:span> : <text:span text:style-name="MT88">Organiser</text:span> </text:p>
      </style:header>
      <style:header-left>
        <text:p text:style-name="MP48"><text:span text:style-name="MT88">Utiliser des données</text:span> : <text:span text:style-name="MT88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4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09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>
      <style:header-left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6" draw:name="Shape4_74" draw:style-name="Mgr1"><draw:path draw:style-name="Mgr5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2" draw:name="Shape4_75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2"><text:span text:style-name="MT19">Repères du plan : Se repérer</text:span> </text:p>
      </style:header>
      <style:header-left>
        <text:p text:style-name="MP12"><text:span text:style-name="MT19">Repères du plan : Se repérer</text:span> </text:p>
      </style:header-left>
      <style:footer>
        <text:p text:style-name="MP1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9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5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83">Utilis</text:span><text:span text:style-name="MT89">er des</text:span><text:span text:style-name="MT83"> données </text:span>: <text:span text:style-name="MT94">Représenter</text:span> </text:p>
      </style:header>
      <style:header-left>
        <text:p text:style-name="_5f_Header_20_D_20_page_20_paire_20__28_G_29_"><text:span text:style-name="_5f_Caractères"><text:span text:style-name="MT95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2" draw:name="Shape4_70" draw:style-name="Mgr1"><draw:path draw:style-name="Mgr5" draw:text-style-name="MP2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17" draw:name="Shape4_91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7" draw:name="Shape4_82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223" draw:name="Shape4_97" draw:style-name="Mgr1"><draw:path draw:style-name="Mgr4" draw:text-style-name="MP2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29" draw:name="Shape4_6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5" draw:name="Shape4_89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6" draw:name="Shape4_7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8" draw:name="Shape4_6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4" draw:name="Shape4_8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0" draw:name="Shape4_6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5">critères de divisibilité</text:span></text:p></draw:text-box></draw:frame><draw:g text:anchor-type="paragraph" draw:z-index="237" draw:name="Shape4_65" draw:style-name="Mgr1"><draw:path draw:style-name="Mgr4" draw:text-style-name="MP2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4"><text:span text:style-name="MT1">G</text:span>éométrie plane : Parallèles, perpendiculaires,<text:line-break/> distances</text:p>
      </style:header>
      <style:header-left>
        <text:p text:style-name="MP55"><text:s/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">Géométrie plane : </text:span><text:span text:style-name="MT6">parallèles, perpendiculaires, </text:span><text:span text:style-name="MT7">distances</text:span></text:h></draw:text-box></draw:frame><draw:g text:anchor-type="paragraph" draw:z-index="242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6" text:outline-level="1"><text:span text:style-name="MT106">G</text:span>éométrie plane : Parallèles, perpendiculaires, distances</text:h></draw:text-box></draw:frame><draw:g text:anchor-type="paragraph" draw:z-index="239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9">Calculer : </text:span><text:span text:style-name="MT107">Diviser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7">Diviser</text:span><text:span text:style-name="MT99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45" draw:name="Shape4_51" draw:style-name="Mgr1"><draw:path draw:style-name="Mgr4" draw:text-style-name="MP20" svg:width="0.855cm" svg:height="1.172cm" svg:x="7.545cm" svg:y="-0.194cm" svg:viewBox="0 0 856 1173" svg:d="M856 1173h-856v-991c0-100 79-182 175-182h505c97 0 176 82 176 182z"><text:p/></draw:path></draw:g><text:span text:style-name="MT101">calculer</text:span><text:span text:style-name="MT102"> : </text:span><text:span text:style-name="MT10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8">diviser</text:span></text:p></draw:text-box></draw:frame><draw:g text:anchor-type="paragraph" draw:z-index="241" draw:name="Shape4_60" draw:style-name="Mgr1"><draw:path draw:style-name="Mgr4" draw:text-style-name="MP2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7" draw:name="Shape4_5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43" draw:name="Shape4_5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7">Calculer : <text:span text:style-name="MT109">Multiplier</text:span> </text:p>
      </style:header>
      <style:header-left>
        <text:p text:style-name="MP57">Calculer : <text:span text:style-name="MT10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50" draw:name="Shape4_55" draw:style-name="Mgr1"><draw:path draw:style-name="Mgr4" draw:text-style-name="MP20" svg:width="0.855cm" svg:height="1.172cm" svg:x="7.535cm" svg:y="-0.178cm" svg:viewBox="0 0 856 1173" svg:d="M856 1173h-856v-991c0-100 79-182 175-182h505c97 0 176 82 176 182z"><text:p/></draw:path></draw:g><text:span text:style-name="MT101">calculer</text:span><text:span text:style-name="MT102"> : </text:span><text:span text:style-name="MT11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10">Multiplier</text:span></text:p></draw:text-box></draw:frame><draw:g text:anchor-type="paragraph" draw:z-index="246" draw:name="Shape4_262" draw:style-name="Mgr1"><draw:path draw:style-name="Mgr4" draw:text-style-name="MP2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2" draw:name="Shape4_5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48" draw:name="Shape4_5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4" draw:name="Shape4_47" draw:style-name="Mgr1"><draw:path draw:style-name="Mgr4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1" draw:name="Shape4_261" draw:style-name="Mgr1"><draw:path draw:style-name="Mgr4" draw:text-style-name="MP20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3">Calculer</text:span> : <text:span text:style-name="MT33">Additionner et soustraire</text:span></text:p>
      </style:header>
      <style:header-left>
        <text:p text:style-name="_5f_Header_20_N_20_page_20_paire_20__28_G_29_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6" draw:name="Shape4_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3" draw:name="Shape4_4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9"><draw:path text:anchor-type="paragraph" draw:z-index="259" draw:name="Shape1_6" draw:style-name="Mgr10" draw:text-style-name="MP60" svg:width="4.329cm" svg:height="2.238cm" svg:x="-1.5cm" svg:y="-1.001cm" svg:viewBox="0 0 4330 2239" svg:d="M0 2239l3984-288c209-15 363-167 345-342l-170-1609h-4159z"><text:p/></draw:path><draw:line text:anchor-type="paragraph" draw:z-index="260" draw:name="Shape3_10" draw:style-name="Mgr11" draw:text-style-name="MP18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59"><draw:line text:anchor-type="paragraph" draw:z-index="261" draw:name="Shape3_27" draw:style-name="Mgr11" draw:text-style-name="MP18" svg:x1="10.308cm" svg:y1="0.388cm" svg:x2="20.496cm" svg:y2="0.36cm"><text:p/></draw:line><draw:path text:anchor-type="paragraph" draw:z-index="255" draw:name="Shape1_10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7" draw:name="Shape4_4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67" draw:name="Shape4_4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62" draw:name="Shape4_4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4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2"><draw:line text:anchor-type="paragraph" draw:z-index="271" draw:name="Shape3_9" draw:style-name="Mgr11" draw:text-style-name="MP18" svg:x1="10.37cm" svg:y1="0.365cm" svg:x2="20.496cm" svg:y2="0.36cm"><text:p/></draw:line><draw:path text:anchor-type="paragraph" draw:z-index="272" draw:name="Shape1_4" draw:style-name="Mgr10" draw:text-style-name="MP60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2"><draw:path text:anchor-type="paragraph" draw:z-index="273" draw:name="Shape1_8" draw:style-name="Mgr10" draw:text-style-name="MP60" svg:width="4.329cm" svg:height="2.238cm" svg:x="-1.5cm" svg:y="-7.4cm" svg:viewBox="0 0 4330 2239" svg:d="M0 2239l3984-288c209-15 363-167 345-342l-170-1609h-4159z"><text:p/></draw:path><draw:line text:anchor-type="paragraph" draw:z-index="266" draw:name="Shape3_26" draw:style-name="Mgr11" draw:text-style-name="MP18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68" draw:name="Shape4_3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74" draw:name="Shape4_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69" draw:name="Shape4_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4"><draw:line text:anchor-type="paragraph" draw:z-index="278" draw:name="Shape3_8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64"><draw:line text:anchor-type="paragraph" draw:z-index="279" draw:name="Shape3_25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5" draw:name="Shape4_3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0" draw:name="Shape4_3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6" draw:name="Shape4_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3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6"><draw:line text:anchor-type="paragraph" draw:z-index="284" draw:name="Shape3_24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66"><draw:line text:anchor-type="paragraph" draw:z-index="285" draw:name="Shape3_28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1" draw:name="Shape4_30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7" draw:name="Shape4_2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82" draw:name="Shape4_3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3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8"><draw:line text:anchor-type="paragraph" draw:z-index="291" draw:name="Shape3_14" draw:style-name="Mgr11" draw:text-style-name="MP18" svg:x1="12.876cm" svg:y1="0.392cm" svg:x2="20.496cm" svg:y2="0.36cm"><text:p/></draw:line><draw:path text:anchor-type="paragraph" draw:z-index="292" draw:name="Shape1_3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68"><draw:line text:anchor-type="paragraph" draw:z-index="293" draw:name="Shape3_23" draw:style-name="Mgr11" draw:text-style-name="MP18" svg:x1="12.876cm" svg:y1="0.392cm" svg:x2="20.496cm" svg:y2="0.36cm"><text:p/></draw:line><draw:path text:anchor-type="paragraph" draw:z-index="286" draw:name="Shape1_7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88" draw:name="Shape4_26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95" draw:name="Shape4_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89" draw:name="Shape4_2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0"><draw:path text:anchor-type="paragraph" draw:z-index="298" draw:name="Shape1_1" draw:style-name="Mgr10" draw:text-style-name="MP60" svg:width="4.329cm" svg:height="2.238cm" svg:x="-1.8cm" svg:y="-8.982cm" svg:viewBox="0 0 4330 2239" svg:d="M0 2239l3984-288c209-15 363-167 345-342l-170-1609h-4159z"><text:p/></draw:path><draw:line text:anchor-type="paragraph" draw:z-index="299" draw:name="Shape3_13" draw:style-name="Mgr11" draw:text-style-name="MP18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0"><draw:line text:anchor-type="paragraph" draw:z-index="300" draw:name="Shape3_21" draw:style-name="Mgr11" draw:text-style-name="MP18" svg:x1="15.337cm" svg:y1="0.36cm" svg:x2="20.496cm" svg:y2="0.36cm"><text:p/></draw:line><draw:path text:anchor-type="paragraph" draw:z-index="294" draw:name="Shape1_13" draw:style-name="Mgr10" draw:text-style-name="MP60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01" draw:name="Shape4_2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6" draw:name="Shape4_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8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2"><draw:line text:anchor-type="paragraph" draw:z-index="305" draw:name="Shape3_5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2"><draw:line text:anchor-type="paragraph" draw:z-index="306" draw:name="Shape3_6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2" draw:name="Shape4_1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08" draw:name="Shape4_1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03" draw:name="Shape4_2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4"><draw:line text:anchor-type="paragraph" draw:z-index="311" draw:name="Shape3_2" draw:style-name="Mgr11" draw:text-style-name="MP18" svg:x1="16.083cm" svg:y1="0.383cm" svg:x2="20.496cm" svg:y2="0.36cm"><text:p/></draw:line>Nombres entiers et décimaux : Numération</text:p>
      </style:header>
      <style:header-left>
        <text:p text:style-name="MP74"><draw:line text:anchor-type="paragraph" draw:z-index="312" draw:name="Shape3_3" draw:style-name="Mgr12" draw:text-style-name="MP1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3" draw:name="Shape4_4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>
      <style:footer-left>
        <text:p text:style-name="MP1"><draw:g text:anchor-type="paragraph" draw:z-index="307" draw:name="Shape4_8" draw:style-name="Mgr1"><draw:path draw:style-name="Mgr4" draw:text-style-name="MP20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4" draw:name="Shape4_7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09" draw:name="Shape4_11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9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6"><draw:line text:anchor-type="paragraph" draw:z-index="318" draw:name="Shape3_15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76"><draw:line text:anchor-type="paragraph" draw:z-index="319" draw:name="Shape3_19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5" draw:name="Shape4_15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2" draw:name="Shape4_1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6" draw:name="Shape4_10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5" draw:name="Shape4_1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0" draw:name="Shape4_1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6"><draw:line text:anchor-type="paragraph" draw:z-index="326" draw:name="Shape3_22" draw:style-name="Mgr13" draw:text-style-name="MP18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76"><draw:line text:anchor-type="paragraph" draw:z-index="327" draw:name="Shape3_37" draw:style-name="Mgr11" draw:text-style-name="MP18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4" draw:name="Shape4_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3" draw:name="Shape4_1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24" draw:name="Shape4_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0" draw:name="Shape4_7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2" draw:name="Shape4_67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2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28">priorités opératoires</text:span></text:p></draw:text-box></draw:frame><draw:g text:anchor-type="paragraph" draw:z-index="228" draw:name="Shape4_69" draw:style-name="Mgr1"><draw:path draw:style-name="Mgr4" draw:text-style-name="MP2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82"><text:tab/>Proportionnalité et pourcentage</text:span><text:span text:style-name="MT83"> </text:span>: <text:span text:style-name="MT8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draw:g text:anchor-type="paragraph" draw:z-index="203" draw:name="Shape4_73" draw:style-name="Mgr1"><draw:path draw:style-name="Mgr5" draw:text-style-name="MP4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200" draw:name="Shape4_8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6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2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07" draw:name="Shape4_7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04" draw:name="Shape4_10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0" draw:name="Shape3_4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11" draw:name="Shape3_18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-left>
      <style:footer>
        <text:p text:style-name="MP1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208" draw:name="Shape4_1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5">Conversions d’unités : longueurs</text:span></text:p>
      </style:header>
      <style:header-left>
        <text:p text:style-name="_5f_Header_20_N_20_page_20_impaire_20__28_D_29_"><text:s/><text:span text:style-name="MT55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longueurs</text:span><text:span text:style-name="MT23"> </text:span></text:p></draw:text-box></draw:frame><draw:g text:anchor-type="paragraph" draw:z-index="171" draw:name="Shape4_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6" draw:name="Shape4_12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Conversions d’unités : longueurs</text:p></draw:text-box></draw:frame><draw:g text:anchor-type="paragraph" draw:z-index="172" draw:name="Shape4_1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69" draw:name="Shape4_13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Conversions d’unités : longueurs</text:p></draw:text-box></draw:frame><draw:g text:anchor-type="paragraph" draw:z-index="170" draw:name="Shape4_177" draw:style-name="Mgr1"><draw:path draw:style-name="Mgr4" draw:text-style-name="MP2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4" draw:name="Shape4_145" draw:style-name="Mgr1"><draw:path draw:style-name="Mgr4" draw:text-style-name="MP20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132">Volume</text:span><text:span text:style-name="MT23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1" draw:name="Shape4_16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2" draw:name="Shape4_1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6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4"><text:span text:style-name="MT48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4" draw:name="Shape4_16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133">Aires</text:span><text:span text:style-name="MT75"> <text:s/>: </text:span><text:span text:style-name="MT133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7"><text:s text:c="15"/>A</text:span><text:span text:style-name="MT134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6" draw:name="Shape4_16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3" draw:name="Shape4_1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0" draw:name="Shape4_16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2" draw:name="Shape4_17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87" draw:name="Shape4_17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7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48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9" draw:name="Shape4_17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8"><draw:path text:anchor-type="paragraph" draw:z-index="84" draw:name="Shape5_3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5" draw:name="Shape6_3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6" draw:name="Shape7_6" draw:style-name="Mgr7" draw:text-style-name="MP18" svg:x1="9.042cm" svg:y1="0.36cm" svg:x2="20.461cm" svg:y2="0.36cm"><text:p/></draw:line>T<text:span text:style-name="MT46">itre de la série</text:span></text:p>
      </style:header>
      <style:header-left>
        <text:p text:style-name="MP28"><draw:path text:anchor-type="paragraph" draw:z-index="79" draw:name="Shape5_4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0" draw:name="Shape6_4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1" draw:name="Shape7_3" draw:style-name="Mgr7" draw:text-style-name="MP18" svg:x1="9.042cm" svg:y1="0.36cm" svg:x2="20.461cm" svg:y2="0.36cm"><text:p/></draw:line>T<text:span text:style-name="MT46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3" draw:name="Shape8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35">Volumes : </text:span><text:span text:style-name="MT136">Calculs et conversions</text:span></text:p>
      </style:header>
      <style:header-left>
        <text:p text:style-name="_5f_Header_20_M_20_page_20_paire_20__28_G_29_"><text:span text:style-name="MT135">Volumes : </text:span><text:span text:style-name="MT136">Calculs et conversions</text:span></text:p>
      </style:header-left>
      <style:footer>
        <text:list xml:id="list197915098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2" draw:name="Shape4_174" draw:style-name="Mgr1"><draw:path draw:style-name="Mgr6" draw:text-style-name="MP2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5618547540491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77" draw:name="Shape4_175" draw:style-name="Mgr1"><draw:path draw:style-name="Mgr6" draw:text-style-name="MP2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78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76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0"><text:span text:style-name="MT138">D</text:span><text:span text:style-name="MT1">roites, </text:span><text:span text:style-name="MT139">demi-droites </text:span><text:span text:style-name="MT140">et</text:span><text:span text:style-name="MT141"> </text:span><text:span text:style-name="MT139">segments</text:span></text:p>
      </style:header>
      <style:footer>
        <text:p text:style-name="MP5"><draw:frame draw:style-name="Mfr1" draw:name="Frame2731" text:anchor-type="paragraph" svg:y="-0.06cm" draw:z-index="343"><draw:text-box fo:min-height="0.499cm" fo:min-width="3cm"><draw:frame draw:style-name="Mfr2" draw:name="Frame2741" text:anchor-type="frame" svg:x="0.45cm" svg:y="0.079cm" svg:width="0.817cm" draw:z-index="344"><draw:text-box fo:min-height="0.355cm"><text:p text:style-name="MP2"><text:page-number text:select-page="current">225</text:page-number></text:p></draw:text-box></draw:frame><text:p text:style-name="MP7"><text:span text:style-name="MT5">Géométrie plane : </text:span><text:span text:style-name="MT8">droites, </text:span><text:span text:style-name="MT142">DEMI-droites et segments</text:span></text:p></draw:text-box></draw:frame><draw:g text:anchor-type="paragraph" draw:z-index="342" draw:name="Shape4_118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5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droites, </text:span><text:span text:style-name="MT142">DEMI-droites et segments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264" draw:name="Shape3_39" draw:style-name="Mgr11" draw:text-style-name="MP18" svg:x1="10.308cm" svg:y1="0.388cm" svg:x2="20.496cm" svg:y2="0.36cm"><text:p/></draw:line><draw:path text:anchor-type="paragraph" draw:z-index="265" draw:name="Shape1_12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58" draw:name="Shape4_25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3" draw:name="Shape4_8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0" draw:name="Shape4_2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3">partie 1</text:span> : <text:span text:style-name="MT144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5">partie 1</text:span><text:span text:style-name="MT5"> : </text:span><text:span text:style-name="MT146">assembler et décomposer</text:span></text:p></draw:text-box></draw:frame><draw:g text:anchor-type="paragraph" draw:z-index="134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2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, </text:span><text:span text:style-name="MT145">partie 1</text:span><text:span text:style-name="MT8"> : </text:span><text:span text:style-name="MT14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7">Géométrie plane</text:span><text:span text:style-name="MT148"> : </text:span><text:span text:style-name="MT149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33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30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3">partie 1</text:span> : <text:span text:style-name="MT151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5">partie 1</text:span><text:span text:style-name="MT5"> : </text:span><text:span text:style-name="MT152">coder</text:span></text:p></draw:text-box></draw:frame><draw:g text:anchor-type="paragraph" draw:z-index="131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, </text:span><text:span text:style-name="MT145">partie 1</text:span><text:span text:style-name="MT8"> : </text:span><text:span text:style-name="MT152">coder</text:span></text:p></draw:text-box></draw:frame><draw:g text:anchor-type="paragraph" draw:z-index="128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7">Géométrie plane</text:span><text:span text:style-name="MT148"> : </text:span><text:span text:style-name="MT149">Vocabulaire</text:span></text:p>
      </style:header>
      <style:header-left>
        <text:p text:style-name="MP92"><text:span text:style-name="MT147">Géométrie plane</text:span><text:span text:style-name="MT148"> : </text:span><text:span text:style-name="MT149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29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26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3">Constructions géométriques : </text:span><text:span text:style-name="MT154">Reproduire</text:span></text:p>
      </style:header>
      <style:header-left>
        <text:p text:style-name="MP93"><text:span text:style-name="MT153">Constructions géométriques : </text:span><text:span text:style-name="MT154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5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66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3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6">G</text:span><text:span text:style-name="MT157">éométrie </text:span><text:span text:style-name="MT158">plane </text:span><text:span text:style-name="MT157">: </text:span><text:span text:style-name="MT158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4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G</text:span><text:span text:style-name="MT157">éométrie </text:span><text:span text:style-name="MT159">plane</text:span><text:span text:style-name="MT157"> : </text:span><text:span text:style-name="MT159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59" draw:name="Shape9_1" draw:style-name="Mgr3" draw:text-style-name="MP18" svg:x1="11.559cm" svg:y1="0.36cm" svg:x2="20.5cm" svg:y2="0.36cm"><text:p/></draw:line><draw:frame text:anchor-type="paragraph" draw:z-index="60" draw:name="Shape8_6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path text:anchor-type="paragraph" draw:z-index="61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60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2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1">Éléments de géométrie</text:span> • <text:span text:style-name="MT161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8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3">Constructions géométriques : </text:span><text:span text:style-name="MT154">Reproduire</text:span></text:p>
      </style:header>
      <style:header-left>
        <text:p text:style-name="MP102"><text:span text:style-name="MT153">Constructions géométriques : </text:span><text:span text:style-name="MT154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7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2">Constructions géométriques : </text:span><text:span text:style-name="MT163">Reproduire</text:span></text:p>
      </style:header>
      <style:header-left>
        <text:p text:style-name="_5f_Header_20_G_20_page_20_paire_20__28_G_29_"><text:span text:style-name="MT162">Constructions géométriques : </text:span><text:span text:style-name="MT163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5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56">REPRODUIRE</text:span></text:p></draw:text-box></draw:frame></text:p>
      </style:footer>
      <style:footer-left>
        <text:p text:style-name="MP5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6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3">Constructions géométriques : </text:span><text:span text:style-name="MT154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3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4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2">Constructions géométriques : </text:span><text:span text:style-name="MT164">Rédiger</text:span></text:p>
      </style:header>
      <style:header-left>
        <text:p text:style-name="_5f_Header_20_G_20_page_20_paire_20__28_G_29_"><text:span text:style-name="MT162">Constructions géométriques : </text:span><text:span text:style-name="MT164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2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0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51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header-left>
        <text:p text:style-name="MP8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8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9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6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7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5">Solides : </text:span><text:span text:style-name="MT170">Patrons</text:span></text:p>
      </style:header>
      <style:header-left>
        <text:p text:style-name="_5f_Header_20_G_20_page_20_paire_20__28_G_29_"><text:span text:style-name="MT15">Solides : </text:span><text:span text:style-name="MT170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<text:span text:style-name="MT171">patrons</text:span></text:p></draw:text-box></draw:frame><draw:g text:anchor-type="paragraph" draw:z-index="44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45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2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3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>
      <style:header-left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0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1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8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9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4"> : </text:span><text:span text:style-name="MT178">Reconnaissance et axes</text:span></text:p>
      </style:header>
      <style:footer>
        <text:p text:style-name="MP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6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7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4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5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4"> : </text:span><text:span text:style-name="MT177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2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5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3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5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0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31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0">S</text:span><text:span text:style-name="MT4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8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10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9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header-left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6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7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"> : </text:span><text:span text:style-name="MT182">Axes de symétrie de figures</text:span></text:p>
      </style:header>
      <style:header-left>
        <text:p text:style-name="MP109"><text:span text:style-name="MT181">Symétrie axiale</text:span><text:span text:style-name="MT4"> : </text:span><text:span text:style-name="MT182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4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0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5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2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3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0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0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0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1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8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9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10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6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0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7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" draw:name="Shape3_1" draw:style-name="Mgr15" draw:text-style-name="MP18" svg:x1="10.893cm" svg:y1="0.403cm" svg:x2="20.503cm" svg:y2="0.327cm"><text:p/></draw:line><draw:path text:anchor-type="char" draw:z-index="11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3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2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15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6T22:56:16.268000000</dc:date>
    <meta:editing-duration>P1DT10H25M34S</meta:editing-duration>
    <meta:editing-cycles>14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53" meta:word-count="2896" meta:character-count="18943" meta:non-whitespace-character-count="16427"/>
    <meta:template xlink:type="simple" xlink:actuate="onRequest" xlink:title="lycee_v3" xlink:href="../../fichiers%20définitifs/Modele_cahier.ott" meta:date="2021-07-09T13:45:32.011278978"/>
  </office:meta>
</office:document-meta>
</file>